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0 lat and 0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15.99992659507" calcext:value-type="float">
            <text:p>3415.999926595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000734049345783343" calcext:value-type="float">
            <text:p>-0.0007340493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15.99992659507" calcext:value-type="float">
            <text:p>3415.9999265951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000734049345783343" calcext:value-type="float">
            <text:p>-0.0007340493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3415.99992659507" calcext:value-type="float">
            <text:p>3415.9999265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415.99992659507" calcext:value-type="float">
            <text:p>3415.999926595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-0.000734049345783343" calcext:value-type="float">
            <text:p>-0.00073404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000734049345783343" calcext:value-type="float">
            <text:p>-0.0007340493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5.99992659507" calcext:value-type="float">
            <text:p>3415.9999265951</text:p>
          </table:table-cell>
          <table:table-cell/>
          <table:table-cell table:style-name="ce4" table:formula="of:=[.F33]" office:value-type="float" office:value="3415.99992659507" calcext:value-type="float">
            <text:p>3415.999926595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000734049345783343" calcext:value-type="float">
            <text:p>-0.0007340493</text:p>
          </table:table-cell>
          <table:table-cell/>
          <table:table-cell table:style-name="ce4" table:formula="of:=[.F36]" office:value-type="float" office:value="-0.000734049345783343" calcext:value-type="float">
            <text:p>-0.0007340493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15.99992659507" calcext:value-type="float">
            <text:p>3415.9999265951</text:p>
          </table:table-cell>
          <table:table-cell/>
          <table:table-cell table:style-name="ce4" table:formula="of:=[.F21]" office:value-type="float" office:value="3415.99992659507" calcext:value-type="float">
            <text:p>3415.999926595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000734049345783343" calcext:value-type="float">
            <text:p>-0.0007340493</text:p>
          </table:table-cell>
          <table:table-cell/>
          <table:table-cell table:style-name="ce4" table:formula="of:=[.F24]" office:value-type="float" office:value="-0.000734049345783343" calcext:value-type="float">
            <text:p>-0.0007340493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646178" calcext:value-type="float">
            <text:p>3342.060816461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64617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48296922" calcext:value-type="float">
            <text:p>-0.7448206483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4829692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style-name="ce3" office:value-type="float" office:value="1.00000000083984" calcext:value-type="float">
            <text:p>1.0000000008</text:p>
          </table:table-cell>
          <table:table-cell table:style-name="ce3" office:value-type="float" office:value="0.00000280680887954077" calcext:value-type="float">
            <text:p>2.80680887954077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646178" calcext:value-type="float">
            <text:p>3342.0608164618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33]/[.O33]" office:value-type="float" office:value="0.999999999153723" calcext:value-type="float">
            <text:p>0.9999999992</text:p>
          </table:table-cell>
          <table:table-cell table:formula="of:=[.M33]-[.O33]" office:value-type="float" office:value="-0.00000282830978903803" calcext:value-type="float">
            <text:p>-2.8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style-name="ce3" office:value-type="float" office:value="0.999999978309636" calcext:value-type="float">
            <text:p>0.9999999783</text:p>
          </table:table-cell>
          <table:table-cell table:style-name="ce3" office:value-type="float" office:value="0.0000000161554309929812" calcext:value-type="float">
            <text:p>1.6155430992981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48296922" calcext:value-type="float">
            <text:p>-0.7448206483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36]/[.O36]" office:value-type="float" office:value="1.00000002166439" calcext:value-type="float">
            <text:p>1.0000000217</text:p>
          </table:table-cell>
          <table:table-cell table:formula="of:=[.M36]-[.O36]" office:value-type="float" office:value="-0.0000000161360840245095" calcext:value-type="float">
            <text:p>-1.6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style-name="ce3" office:value-type="float" office:value="0.999999999999863" calcext:value-type="float">
            <text:p>1</text:p>
          </table:table-cell>
          <table:table-cell table:style-name="ce3" office:value-type="float" office:value="-0.000000000458385329693556" calcext:value-type="float">
            <text:p>-4.5838532969355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904" calcext:value-type="float">
            <text:p>3342.06081926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904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style-name="ce3" office:value-type="float" office:value="1.00000000000178" calcext:value-type="float">
            <text:p>1</text:p>
          </table:table-cell>
          <table:table-cell table:style-name="ce3" office:value-type="float" office:value="-0.00000000000132349686765565" calcext:value-type="float">
            <text:p>-1.3234968676556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0168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016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904" calcext:value-type="float">
            <text:p>3342.060819269</text:p>
          </table:table-cell>
          <table:table-cell/>
          <table:table-cell table:style-name="ce4" table:formula="of:=[.F33]" office:value-type="float" office:value="3342.06081646178" calcext:value-type="float">
            <text:p>3342.0608164618</text:p>
          </table:table-cell>
          <table:table-cell/>
          <table:table-cell table:formula="of:=[.M57]/[.O57]" office:value-type="float" office:value="1.00000000083998" calcext:value-type="float">
            <text:p>1.0000000008</text:p>
          </table:table-cell>
          <table:table-cell table:formula="of:=[.M57]-[.O57]" office:value-type="float" office:value="0.00000280725998891285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0168" calcext:value-type="float">
            <text:p>-0.7448206321</text:p>
          </table:table-cell>
          <table:table-cell/>
          <table:table-cell table:style-name="ce4" table:formula="of:=[.F36]" office:value-type="float" office:value="-0.744820648296922" calcext:value-type="float">
            <text:p>-0.7448206483</text:p>
          </table:table-cell>
          <table:table-cell/>
          <table:table-cell table:formula="of:=[.M60]/[.O60]" office:value-type="float" office:value="0.99999997830786" calcext:value-type="float">
            <text:p>0.9999999783</text:p>
          </table:table-cell>
          <table:table-cell table:formula="of:=[.M60]-[.O60]" office:value-type="float" office:value="0.0000000161567540457597" calcext:value-type="float">
            <text:p>1.6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904" calcext:value-type="float">
            <text:p>3342.060819269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69]/[.O69]" office:value-type="float" office:value="0.999999999993702" calcext:value-type="float">
            <text:p>1</text:p>
          </table:table-cell>
          <table:table-cell table:formula="of:=[.M69]-[.O69]" office:value-type="float" office:value="-0.000000021049800125183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0168" calcext:value-type="float">
            <text:p>-0.7448206321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72]/[.O72]" office:value-type="float" office:value="0.999999999972248" calcext:value-type="float">
            <text:p>1</text:p>
          </table:table-cell>
          <table:table-cell table:formula="of:=[.M72]-[.O72]" office:value-type="float" office:value="0.0000000000206700212501687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17402" calcext:value-type="float">
            <text:p>3342.06081917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174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575753" calcext:value-type="float">
            <text:p>-0.7448206326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57575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17402" calcext:value-type="float">
            <text:p>3342.060819174</text:p>
          </table:table-cell>
          <table:table-cell/>
          <table:table-cell table:style-name="ce3" office:value-type="float" office:value="1.0000000000283" calcext:value-type="float">
            <text:p>1</text:p>
          </table:table-cell>
          <table:table-cell table:style-name="ce3" office:value-type="float" office:value="0.0000000945660758588929" calcext:value-type="float">
            <text:p>9.45660758588929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17402" calcext:value-type="float">
            <text:p>3342.060819174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33]/[.O33]" office:value-type="float" office:value="0.99999999996527" calcext:value-type="float">
            <text:p>1</text:p>
          </table:table-cell>
          <table:table-cell table:formula="of:=[.M33]-[.O33]" office:value-type="float" office:value="-0.000000116070168587612" calcext:value-type="float">
            <text:p>-1.1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575753" calcext:value-type="float">
            <text:p>-0.7448206326</text:p>
          </table:table-cell>
          <table:table-cell/>
          <table:table-cell table:style-name="ce3" office:value-type="float" office:value="0.999999999416957" calcext:value-type="float">
            <text:p>0.9999999994</text:p>
          </table:table-cell>
          <table:table-cell table:style-name="ce3" office:value-type="float" office:value="0.0000000004342624038145" calcext:value-type="float">
            <text:p>4.342624038145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575753" calcext:value-type="float">
            <text:p>-0.7448206326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36]/[.O36]" office:value-type="float" office:value="1.00000000055707" calcext:value-type="float">
            <text:p>1.0000000006</text:p>
          </table:table-cell>
          <table:table-cell table:formula="of:=[.M36]-[.O36]" office:value-type="float" office:value="-0.000000000414914991253568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6" calcext:value-type="float">
            <text:p>3342.0608192691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0.000000000475665729027241" calcext:value-type="float">
            <text:p>-4.7566572902724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906" calcext:value-type="float">
            <text:p>3342.0608192691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90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09" calcext:value-type="float">
            <text:p>-0.7448206321</text:p>
          </table:table-cell>
          <table:table-cell/>
          <table:table-cell table:style-name="ce3" office:value-type="float" office:value="1.00000000000186" calcext:value-type="float">
            <text:p>1</text:p>
          </table:table-cell>
          <table:table-cell table:style-name="ce3" office:value-type="float" office:value="-0.00000000000138244971026324" calcext:value-type="float">
            <text:p>-1.3824497102632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0109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010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906" calcext:value-type="float">
            <text:p>3342.0608192691</text:p>
          </table:table-cell>
          <table:table-cell/>
          <table:table-cell table:style-name="ce4" table:formula="of:=[.F33]" office:value-type="float" office:value="3342.06081917402" calcext:value-type="float">
            <text:p>3342.060819174</text:p>
          </table:table-cell>
          <table:table-cell/>
          <table:table-cell table:formula="of:=[.M57]/[.O57]" office:value-type="float" office:value="1.00000000002844" calcext:value-type="float">
            <text:p>1</text:p>
          </table:table-cell>
          <table:table-cell table:formula="of:=[.M57]-[.O57]" office:value-type="float" office:value="0.0000000950403773458675" calcext:value-type="float">
            <text:p>9.5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0109" calcext:value-type="float">
            <text:p>-0.7448206321</text:p>
          </table:table-cell>
          <table:table-cell/>
          <table:table-cell table:style-name="ce4" table:formula="of:=[.F36]" office:value-type="float" office:value="-0.744820632575753" calcext:value-type="float">
            <text:p>-0.7448206326</text:p>
          </table:table-cell>
          <table:table-cell/>
          <table:table-cell table:formula="of:=[.M60]/[.O60]" office:value-type="float" office:value="0.999999999415102" calcext:value-type="float">
            <text:p>0.9999999994</text:p>
          </table:table-cell>
          <table:table-cell table:formula="of:=[.M60]-[.O60]" office:value-type="float" office:value="0.000000000435643965346344" calcext:value-type="float">
            <text:p>4.3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906" calcext:value-type="float">
            <text:p>3342.0608192691</text:p>
          </table:table-cell>
          <table:table-cell/>
          <table:table-cell table:style-name="ce4" table:formula="of:=[.F21]" office:value-type="float" office:value="3342.06081929009" calcext:value-type="float">
            <text:p>3342.0608192901</text:p>
          </table:table-cell>
          <table:table-cell/>
          <table:table-cell table:formula="of:=[.M69]/[.O69]" office:value-type="float" office:value="0.999999999993708" calcext:value-type="float">
            <text:p>1</text:p>
          </table:table-cell>
          <table:table-cell table:formula="of:=[.M69]-[.O69]" office:value-type="float" office:value="-0.000000021029791241744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0109" calcext:value-type="float">
            <text:p>-0.7448206321</text:p>
          </table:table-cell>
          <table:table-cell/>
          <table:table-cell table:style-name="ce4" table:formula="of:=[.F24]" office:value-type="float" office:value="-0.744820632160838" calcext:value-type="float">
            <text:p>-0.7448206322</text:p>
          </table:table-cell>
          <table:table-cell/>
          <table:table-cell table:formula="of:=[.M72]/[.O72]" office:value-type="float" office:value="0.999999999972169" calcext:value-type="float">
            <text:p>1</text:p>
          </table:table-cell>
          <table:table-cell table:formula="of:=[.M72]-[.O72]" office:value-type="float" office:value="0.0000000000207289740927763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7529" calcext:value-type="float">
            <text:p>3342.060819275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752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6899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6899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7529" calcext:value-type="float">
            <text:p>3342.0608192753</text:p>
          </table:table-cell>
          <table:table-cell/>
          <table:table-cell table:style-name="ce3" office:value-type="float" office:value="0.999999999997993" calcext:value-type="float">
            <text:p>1</text:p>
          </table:table-cell>
          <table:table-cell table:style-name="ce3" office:value-type="float" office:value="-0.00000000670843292027712" calcext:value-type="float">
            <text:p>-6.7084329202771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25202" calcext:value-type="float">
            <text:p>3342.06081925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252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6899" calcext:value-type="float">
            <text:p>-0.7448206321</text:p>
          </table:table-cell>
          <table:table-cell/>
          <table:table-cell table:style-name="ce3" office:value-type="float" office:value="0.999999999992739" calcext:value-type="float">
            <text:p>1</text:p>
          </table:table-cell>
          <table:table-cell table:style-name="ce3" office:value-type="float" office:value="0.0000000000054080073752516" calcext:value-type="float">
            <text:p>5.4080073752516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214628" calcext:value-type="float">
            <text:p>-0.7448206322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21462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5202" calcext:value-type="float">
            <text:p>3342.060819252</text:p>
          </table:table-cell>
          <table:table-cell/>
          <table:table-cell table:style-name="ce3" office:value-type="float" office:value="1.00000000000496" calcext:value-type="float">
            <text:p>1</text:p>
          </table:table-cell>
          <table:table-cell table:style-name="ce3" office:value-type="float" office:value="0.0000000165691744768992" calcext:value-type="float">
            <text:p>1.6569174476899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25202" calcext:value-type="float">
            <text:p>3342.060819252</text:p>
          </table:table-cell>
          <table:table-cell/>
          <table:table-cell table:style-name="ce4" table:formula="of:=[.F21]" office:value-type="float" office:value="3342.06081927529" calcext:value-type="float">
            <text:p>3342.0608192753</text:p>
          </table:table-cell>
          <table:table-cell/>
          <table:table-cell table:formula="of:=[.M33]/[.O33]" office:value-type="float" office:value="0.999999999993037" calcext:value-type="float">
            <text:p>1</text:p>
          </table:table-cell>
          <table:table-cell table:formula="of:=[.M33]-[.O33]" office:value-type="float" office:value="-0.0000000232703314395621" calcext:value-type="float">
            <text:p>-2.3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214628" calcext:value-type="float">
            <text:p>-0.7448206322</text:p>
          </table:table-cell>
          <table:table-cell/>
          <table:table-cell table:style-name="ce3" office:value-type="float" office:value="0.999999999901806" calcext:value-type="float">
            <text:p>0.9999999999</text:p>
          </table:table-cell>
          <table:table-cell table:style-name="ce3" office:value-type="float" office:value="0.0000000000731369409479043" calcext:value-type="float">
            <text:p>7.3136940947904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214628" calcext:value-type="float">
            <text:p>-0.7448206322</text:p>
          </table:table-cell>
          <table:table-cell/>
          <table:table-cell table:style-name="ce4" table:formula="of:=[.F24]" office:value-type="float" office:value="-0.744820632146899" calcext:value-type="float">
            <text:p>-0.7448206321</text:p>
          </table:table-cell>
          <table:table-cell/>
          <table:table-cell table:formula="of:=[.M36]/[.O36]" office:value-type="float" office:value="1.00000000009093" calcext:value-type="float">
            <text:p>1.0000000001</text:p>
          </table:table-cell>
          <table:table-cell table:formula="of:=[.M36]-[.O36]" office:value-type="float" office:value="-0.0000000000677289335726528" calcext:value-type="float">
            <text:p>-6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6" calcext:value-type="float">
            <text:p>3342.0608192686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118234311230481" calcext:value-type="float">
            <text:p>-1.1823431123048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86" calcext:value-type="float">
            <text:p>3342.060819268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8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49" calcext:value-type="float">
            <text:p>-0.7448206321</text:p>
          </table:table-cell>
          <table:table-cell/>
          <table:table-cell table:style-name="ce3" office:value-type="float" office:value="1.00000000000006" calcext:value-type="float">
            <text:p>1</text:p>
          </table:table-cell>
          <table:table-cell table:style-name="ce3" office:value-type="float" office:value="-0.0000000000000417443857259059" calcext:value-type="float">
            <text:p>-4.17443857259059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1449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14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6" calcext:value-type="float">
            <text:p>3342.0608192686</text:p>
          </table:table-cell>
          <table:table-cell/>
          <table:table-cell table:style-name="ce4" table:formula="of:=[.F33]" office:value-type="float" office:value="3342.06081925202" calcext:value-type="float">
            <text:p>3342.060819252</text:p>
          </table:table-cell>
          <table:table-cell/>
          <table:table-cell table:formula="of:=[.M57]/[.O57]" office:value-type="float" office:value="1.00000000000496" calcext:value-type="float">
            <text:p>1</text:p>
          </table:table-cell>
          <table:table-cell table:formula="of:=[.M57]-[.O57]" office:value-type="float" office:value="0.0000000165800884133205" calcext:value-type="float">
            <text:p>1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49" calcext:value-type="float">
            <text:p>-0.7448206321</text:p>
          </table:table-cell>
          <table:table-cell/>
          <table:table-cell table:style-name="ce4" table:formula="of:=[.F36]" office:value-type="float" office:value="-0.744820632214628" calcext:value-type="float">
            <text:p>-0.7448206322</text:p>
          </table:table-cell>
          <table:table-cell/>
          <table:table-cell table:formula="of:=[.M60]/[.O60]" office:value-type="float" office:value="0.99999999990175" calcext:value-type="float">
            <text:p>0.9999999999</text:p>
          </table:table-cell>
          <table:table-cell table:formula="of:=[.M60]-[.O60]" office:value-type="float" office:value="0.0000000000731789073782352" calcext:value-type="float">
            <text:p>7.3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6" calcext:value-type="float">
            <text:p>3342.0608192686</text:p>
          </table:table-cell>
          <table:table-cell/>
          <table:table-cell table:style-name="ce4" table:formula="of:=[.F21]" office:value-type="float" office:value="3342.06081927529" calcext:value-type="float">
            <text:p>3342.0608192753</text:p>
          </table:table-cell>
          <table:table-cell/>
          <table:table-cell table:formula="of:=[.M69]/[.O69]" office:value-type="float" office:value="0.999999999997998" calcext:value-type="float">
            <text:p>1</text:p>
          </table:table-cell>
          <table:table-cell table:formula="of:=[.M69]-[.O69]" office:value-type="float" office:value="-0.00000000669024302624166" calcext:value-type="float">
            <text:p>-6.6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49" calcext:value-type="float">
            <text:p>-0.7448206321</text:p>
          </table:table-cell>
          <table:table-cell/>
          <table:table-cell table:style-name="ce4" table:formula="of:=[.F24]" office:value-type="float" office:value="-0.744820632146899" calcext:value-type="float">
            <text:p>-0.7448206321</text:p>
          </table:table-cell>
          <table:table-cell/>
          <table:table-cell table:formula="of:=[.M72]/[.O72]" office:value-type="float" office:value="0.999999999992683" calcext:value-type="float">
            <text:p>1</text:p>
          </table:table-cell>
          <table:table-cell table:formula="of:=[.M72]-[.O72]" office:value-type="float" office:value="0.00000000000544997380558243" calcext:value-type="float">
            <text:p>5.4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921" calcext:value-type="float">
            <text:p>3342.060819269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6921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867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1867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21" calcext:value-type="float">
            <text:p>3342.0608192692</text:p>
          </table:table-cell>
          <table:table-cell/>
          <table:table-cell table:style-name="ce3" office:value-type="float" office:value="0.999999999999814" calcext:value-type="float">
            <text:p>1</text:p>
          </table:table-cell>
          <table:table-cell table:style-name="ce3" office:value-type="float" office:value="-0.000000000623003870714456" calcext:value-type="float">
            <text:p>-6.23003870714456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26581" calcext:value-type="float">
            <text:p>3342.060819265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26581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867" calcext:value-type="float">
            <text:p>-0.7448206321</text:p>
          </table:table-cell>
          <table:table-cell/>
          <table:table-cell table:style-name="ce3" office:value-type="float" office:value="0.999999999999496" calcext:value-type="float">
            <text:p>1</text:p>
          </table:table-cell>
          <table:table-cell table:style-name="ce3" office:value-type="float" office:value="0.000000000000375699471533153" calcext:value-type="float">
            <text:p>3.75699471533153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153347" calcext:value-type="float">
            <text:p>-0.7448206322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15334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581" calcext:value-type="float">
            <text:p>3342.0608192658</text:p>
          </table:table-cell>
          <table:table-cell/>
          <table:table-cell table:style-name="ce3" office:value-type="float" office:value="1.00000000000083" calcext:value-type="float">
            <text:p>1</text:p>
          </table:table-cell>
          <table:table-cell table:style-name="ce3" office:value-type="float" office:value="0.0000000027748683351092" calcext:value-type="float">
            <text:p>2.7748683351092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26581" calcext:value-type="float">
            <text:p>3342.0608192658</text:p>
          </table:table-cell>
          <table:table-cell/>
          <table:table-cell table:style-name="ce4" table:formula="of:=[.F21]" office:value-type="float" office:value="3342.06081926921" calcext:value-type="float">
            <text:p>3342.0608192692</text:p>
          </table:table-cell>
          <table:table-cell/>
          <table:table-cell table:formula="of:=[.M33]/[.O33]" office:value-type="float" office:value="0.999999999998983" calcext:value-type="float">
            <text:p>1</text:p>
          </table:table-cell>
          <table:table-cell table:formula="of:=[.M33]-[.O33]" office:value-type="float" office:value="-0.00000000339969119522721" calcext:value-type="float">
            <text:p>-3.4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53347" calcext:value-type="float">
            <text:p>-0.7448206322</text:p>
          </table:table-cell>
          <table:table-cell/>
          <table:table-cell table:style-name="ce3" office:value-type="float" office:value="0.999999999984082" calcext:value-type="float">
            <text:p>1</text:p>
          </table:table-cell>
          <table:table-cell table:style-name="ce3" office:value-type="float" office:value="0.0000000000118561827022745" calcext:value-type="float">
            <text:p>1.1856182702274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153347" calcext:value-type="float">
            <text:p>-0.7448206322</text:p>
          </table:table-cell>
          <table:table-cell/>
          <table:table-cell table:style-name="ce4" table:formula="of:=[.F24]" office:value-type="float" office:value="-0.744820632141867" calcext:value-type="float">
            <text:p>-0.7448206321</text:p>
          </table:table-cell>
          <table:table-cell/>
          <table:table-cell table:formula="of:=[.M36]/[.O36]" office:value-type="float" office:value="1.00000000001541" calcext:value-type="float">
            <text:p>1</text:p>
          </table:table-cell>
          <table:table-cell table:formula="of:=[.M36]-[.O36]" office:value-type="float" office:value="-0.000000000011479928119229" calcext:value-type="float">
            <text:p>-1.1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77" calcext:value-type="float">
            <text:p>-0.744820632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-0.0000000000000145439216225896" calcext:value-type="float">
            <text:p>-1.45439216225896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1477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147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33]" office:value-type="float" office:value="3342.06081926581" calcext:value-type="float">
            <text:p>3342.0608192658</text:p>
          </table:table-cell>
          <table:table-cell/>
          <table:table-cell table:formula="of:=[.M57]/[.O57]" office:value-type="float" office:value="1.00000000000083" calcext:value-type="float">
            <text:p>1</text:p>
          </table:table-cell>
          <table:table-cell table:formula="of:=[.M57]-[.O57]" office:value-type="float" office:value="0.00000000277987055596896" calcext:value-type="float">
            <text:p>2.7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77" calcext:value-type="float">
            <text:p>-0.7448206321</text:p>
          </table:table-cell>
          <table:table-cell/>
          <table:table-cell table:style-name="ce4" table:formula="of:=[.F36]" office:value-type="float" office:value="-0.744820632153347" calcext:value-type="float">
            <text:p>-0.7448206322</text:p>
          </table:table-cell>
          <table:table-cell/>
          <table:table-cell table:formula="of:=[.M60]/[.O60]" office:value-type="float" office:value="0.999999999984063" calcext:value-type="float">
            <text:p>1</text:p>
          </table:table-cell>
          <table:table-cell table:formula="of:=[.M60]-[.O60]" office:value-type="float" office:value="0.0000000000118699494677799" calcext:value-type="float">
            <text:p>1.1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21]" office:value-type="float" office:value="3342.06081926921" calcext:value-type="float">
            <text:p>3342.0608192692</text:p>
          </table:table-cell>
          <table:table-cell/>
          <table:table-cell table:formula="of:=[.M69]/[.O69]" office:value-type="float" office:value="0.999999999999815" calcext:value-type="float">
            <text:p>1</text:p>
          </table:table-cell>
          <table:table-cell table:formula="of:=[.M69]-[.O69]" office:value-type="float" office:value="-0.000000000619820639258251" calcext:value-type="float">
            <text:p>-6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77" calcext:value-type="float">
            <text:p>-0.7448206321</text:p>
          </table:table-cell>
          <table:table-cell/>
          <table:table-cell table:style-name="ce4" table:formula="of:=[.F24]" office:value-type="float" office:value="-0.744820632141867" calcext:value-type="float">
            <text:p>-0.7448206321</text:p>
          </table:table-cell>
          <table:table-cell/>
          <table:table-cell table:formula="of:=[.M72]/[.O72]" office:value-type="float" office:value="0.999999999999476" calcext:value-type="float">
            <text:p>1</text:p>
          </table:table-cell>
          <table:table-cell table:formula="of:=[.M72]-[.O72]" office:value-type="float" office:value="0.000000000000390021348550817" calcext:value-type="float">
            <text:p>3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66" calcext:value-type="float">
            <text:p>3342.060819268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6866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546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1546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66" calcext:value-type="float">
            <text:p>3342.0608192687</text:p>
          </table:table-cell>
          <table:table-cell/>
          <table:table-cell table:style-name="ce3" office:value-type="float" office:value="0.999999999999977" calcext:value-type="float">
            <text:p>1</text:p>
          </table:table-cell>
          <table:table-cell table:style-name="ce3" office:value-type="float" office:value="-0.0000000000773070496506989" calcext:value-type="float">
            <text:p>-7.7307049650698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26813" calcext:value-type="float">
            <text:p>3342.060819268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26813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46" calcext:value-type="float">
            <text:p>-0.7448206321</text:p>
          </table:table-cell>
          <table:table-cell/>
          <table:table-cell table:style-name="ce3" office:value-type="float" office:value="0.999999999999926" calcext:value-type="float">
            <text:p>1</text:p>
          </table:table-cell>
          <table:table-cell table:style-name="ce3" office:value-type="float" office:value="0.0000000000000552891066263328" calcext:value-type="float">
            <text:p>5.52891066263328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143413" calcext:value-type="float">
            <text:p>-0.7448206321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14341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13" calcext:value-type="float">
            <text:p>3342.0608192681</text:p>
          </table:table-cell>
          <table:table-cell/>
          <table:table-cell table:style-name="ce3" office:value-type="float" office:value="1.00000000000014" calcext:value-type="float">
            <text:p>1</text:p>
          </table:table-cell>
          <table:table-cell table:style-name="ce3" office:value-type="float" office:value="0.000000000457930582342669" calcext:value-type="float">
            <text:p>4.5793058234266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26813" calcext:value-type="float">
            <text:p>3342.0608192681</text:p>
          </table:table-cell>
          <table:table-cell/>
          <table:table-cell table:style-name="ce4" table:formula="of:=[.F21]" office:value-type="float" office:value="3342.06081926866" calcext:value-type="float">
            <text:p>3342.0608192687</text:p>
          </table:table-cell>
          <table:table-cell/>
          <table:table-cell table:formula="of:=[.M33]/[.O33]" office:value-type="float" office:value="0.999999999999841" calcext:value-type="float">
            <text:p>1</text:p>
          </table:table-cell>
          <table:table-cell table:formula="of:=[.M33]-[.O33]" office:value-type="float" office:value="-0.000000000529780663782731" calcext:value-type="float">
            <text:p>-5.3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3413" calcext:value-type="float">
            <text:p>-0.7448206321</text:p>
          </table:table-cell>
          <table:table-cell/>
          <table:table-cell table:style-name="ce3" office:value-type="float" office:value="0.999999999997419" calcext:value-type="float">
            <text:p>1</text:p>
          </table:table-cell>
          <table:table-cell table:style-name="ce3" office:value-type="float" office:value="0.00000000000192212912253353" calcext:value-type="float">
            <text:p>1.92212912253353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143413" calcext:value-type="float">
            <text:p>-0.7448206321</text:p>
          </table:table-cell>
          <table:table-cell/>
          <table:table-cell table:style-name="ce4" table:formula="of:=[.F24]" office:value-type="float" office:value="-0.744820632141546" calcext:value-type="float">
            <text:p>-0.7448206321</text:p>
          </table:table-cell>
          <table:table-cell/>
          <table:table-cell table:formula="of:=[.M36]/[.O36]" office:value-type="float" office:value="1.00000000000251" calcext:value-type="float">
            <text:p>1</text:p>
          </table:table-cell>
          <table:table-cell table:formula="of:=[.M36]-[.O36]" office:value-type="float" office:value="-0.00000000000186706206051213" calcext:value-type="float">
            <text:p>-1.87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858" calcext:value-type="float">
            <text:p>3342.060819268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85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8" calcext:value-type="float">
            <text:p>3342.0608192686</text:p>
          </table:table-cell>
          <table:table-cell/>
          <table:table-cell table:style-name="ce4" table:formula="of:=[.F33]" office:value-type="float" office:value="3342.06081926813" calcext:value-type="float">
            <text:p>3342.0608192681</text:p>
          </table:table-cell>
          <table:table-cell/>
          <table:table-cell table:formula="of:=[.M57]/[.O57]" office:value-type="float" office:value="1.00000000000013" calcext:value-type="float">
            <text:p>1</text:p>
          </table:table-cell>
          <table:table-cell table:formula="of:=[.M57]-[.O57]" office:value-type="float" office:value="0.000000000449745130026713" calcext:value-type="float">
            <text:p>4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style-name="ce4" table:formula="of:=[.F36]" office:value-type="float" office:value="-0.744820632143413" calcext:value-type="float">
            <text:p>-0.7448206321</text:p>
          </table:table-cell>
          <table:table-cell/>
          <table:table-cell table:formula="of:=[.M60]/[.O60]" office:value-type="float" office:value="0.999999999997418" calcext:value-type="float">
            <text:p>1</text:p>
          </table:table-cell>
          <table:table-cell table:formula="of:=[.M60]-[.O60]" office:value-type="float" office:value="0.0000000000019231283232557" calcext:value-type="float">
            <text:p>1.9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8" calcext:value-type="float">
            <text:p>3342.0608192686</text:p>
          </table:table-cell>
          <table:table-cell/>
          <table:table-cell table:style-name="ce4" table:formula="of:=[.F21]" office:value-type="float" office:value="3342.06081926866" calcext:value-type="float">
            <text:p>3342.0608192687</text:p>
          </table:table-cell>
          <table:table-cell/>
          <table:table-cell table:formula="of:=[.M69]/[.O69]" office:value-type="float" office:value="0.999999999999976" calcext:value-type="float">
            <text:p>1</text:p>
          </table:table-cell>
          <table:table-cell table:formula="of:=[.M69]-[.O69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style-name="ce4" table:formula="of:=[.F24]" office:value-type="float" office:value="-0.744820632141546" calcext:value-type="float">
            <text:p>-0.7448206321</text:p>
          </table:table-cell>
          <table:table-cell/>
          <table:table-cell table:formula="of:=[.M72]/[.O72]" office:value-type="float" office:value="0.999999999999925" calcext:value-type="float">
            <text:p>1</text:p>
          </table:table-cell>
          <table:table-cell table:formula="of:=[.M72]-[.O72]" office:value-type="float" office:value="0.0000000000000560662627435704" calcext:value-type="float">
            <text:p>5.6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61" calcext:value-type="float">
            <text:p>3342.060819268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6861" calcext:value-type="float">
            <text:p>-3.3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3342.06081926858" calcext:value-type="float">
            <text:p>3342.0608192686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2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502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1502" calcext:value-type="float">
            <text:p>7.45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.744820632141492" calcext:value-type="float">
            <text:p>0.744820632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744820632141492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61" calcext:value-type="float">
            <text:p>3342.0608192686</text:p>
          </table:table-cell>
          <table:table-cell/>
          <table:table-cell table:style-name="ce3" office:value-type="float" office:value="0.999999999999994" calcext:value-type="float">
            <text:p>1</text:p>
          </table:table-cell>
          <table:table-cell table:style-name="ce3" office:value-type="float" office:value="-0.0000000000204636307898909" calcext:value-type="float">
            <text:p>-2.0463630789890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26852" calcext:value-type="float">
            <text:p>3342.060819268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26852" calcext:value-type="float">
            <text:p>-3.3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342.06081926858" calcext:value-type="float">
            <text:p>3342.0608192686</text:p>
          </table:table-cell>
          <table:table-cell/>
          <table:table-cell table:style-name="ce3" table:formula="of:=SQRT([.F21]*[.F21]+[.F22]*[.F22]+[.F23]*[.F23])" office:value-type="float" office:value="3342.06081926861" calcext:value-type="float">
            <text:p>3342.0608192686</text:p>
          </table:table-cell>
          <table:table-cell/>
          <table:table-cell table:formula="of:=[.T22]/[.V22]" office:value-type="float" office:value="0.999999999999991" calcext:value-type="float">
            <text:p>1</text:p>
          </table:table-cell>
          <table:table-cell table:formula="of:=[.T22]-[.V22]" office:value-type="float" office:value="-0.0000000000300133251585066" calcext:value-type="float">
            <text:p>-3.0013325158506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502" calcext:value-type="float">
            <text:p>-0.7448206321</text:p>
          </table:table-cell>
          <table:table-cell/>
          <table:table-cell table:style-name="ce3" office:value-type="float" office:value="0.999999999999987" calcext:value-type="float">
            <text:p>1</text:p>
          </table:table-cell>
          <table:table-cell table:style-name="ce3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141798" calcext:value-type="float">
            <text:p>-0.7448206321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141798" calcext:value-type="float">
            <text:p>7.45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.744820632141492" calcext:value-type="float">
            <text:p>0.7448206321</text:p>
          </table:table-cell>
          <table:table-cell/>
          <table:table-cell table:style-name="ce3" table:formula="of:=SQRT([.F24]*[.F24]+[.F25]*[.F25]+[.F26]*[.F26])" office:value-type="float" office:value="0.744820632141502" calcext:value-type="float">
            <text:p>0.7448206321</text:p>
          </table:table-cell>
          <table:table-cell/>
          <table:table-cell table:formula="of:=[.T25]/[.V25]" office:value-type="float" office:value="0.999999999999987" calcext:value-type="float">
            <text:p>1</text:p>
          </table:table-cell>
          <table:table-cell table:formula="of:=[.T25]-[.V25]" office:value-type="float" office:value="-9.99200722162641E-015" calcext:value-type="float">
            <text:p>-9.99200722162641E-01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2" calcext:value-type="float">
            <text:p>3342.0608192685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691215973347425" calcext:value-type="float">
            <text:p>6.91215973347425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26852" calcext:value-type="float">
            <text:p>3342.0608192685</text:p>
          </table:table-cell>
          <table:table-cell/>
          <table:table-cell table:style-name="ce4" table:formula="of:=[.F21]" office:value-type="float" office:value="3342.06081926861" calcext:value-type="float">
            <text:p>3342.0608192686</text:p>
          </table:table-cell>
          <table:table-cell/>
          <table:table-cell table:formula="of:=[.M33]/[.O33]" office:value-type="float" office:value="0.999999999999973" calcext:value-type="float">
            <text:p>1</text:p>
          </table:table-cell>
          <table:table-cell table:formula="of:=[.M33]-[.O33]" office:value-type="float" office:value="-0.0000000000900399754755199" calcext:value-type="float">
            <text:p>-9.00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3342.06081926858" calcext:value-type="float">
            <text:p>3342.0608192686</text:p>
          </table:table-cell>
          <table:table-cell/>
          <table:table-cell table:style-name="ce3" table:formula="of:=SQRT([.F33]*[.F33]+[.F34]*[.F34]+[.F35]*[.F35])" office:value-type="float" office:value="3342.06081926852" calcext:value-type="float">
            <text:p>3342.0608192685</text:p>
          </table:table-cell>
          <table:table-cell/>
          <table:table-cell table:formula="of:=[.T34]/[.V34]" office:value-type="float" office:value="1.00000000000002" calcext:value-type="float">
            <text:p>1</text:p>
          </table:table-cell>
          <table:table-cell table:formula="of:=[.T34]-[.V34]" office:value-type="float" office:value="0.0000000000600266503170133" calcext:value-type="float">
            <text:p>6.0026650317013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798" calcext:value-type="float">
            <text:p>-0.7448206321</text:p>
          </table:table-cell>
          <table:table-cell/>
          <table:table-cell table:style-name="ce3" office:value-type="float" office:value="0.999999999999588" calcext:value-type="float">
            <text:p>1</text:p>
          </table:table-cell>
          <table:table-cell table:style-name="ce3" office:value-type="float" office:value="0.000000000000306532577099006" calcext:value-type="float">
            <text:p>3.0653257709900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141798" calcext:value-type="float">
            <text:p>-0.7448206321</text:p>
          </table:table-cell>
          <table:table-cell/>
          <table:table-cell table:style-name="ce4" table:formula="of:=[.F24]" office:value-type="float" office:value="-0.744820632141502" calcext:value-type="float">
            <text:p>-0.7448206321</text:p>
          </table:table-cell>
          <table:table-cell/>
          <table:table-cell table:formula="of:=[.M36]/[.O36]" office:value-type="float" office:value="1.0000000000004" calcext:value-type="float">
            <text:p>1</text:p>
          </table:table-cell>
          <table:table-cell table:formula="of:=[.M36]-[.O36]" office:value-type="float" office:value="-0.000000000000295985458365067" calcext:value-type="float">
            <text:p>-2.96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.744820632141492" calcext:value-type="float">
            <text:p>0.7448206321</text:p>
          </table:table-cell>
          <table:table-cell/>
          <table:table-cell table:style-name="ce3" table:formula="of:=SQRT([.F36]*[.F36]+[.F37]*[.F37]+[.F38]*[.F38])" office:value-type="float" office:value="0.744820632141798" calcext:value-type="float">
            <text:p>0.7448206321</text:p>
          </table:table-cell>
          <table:table-cell/>
          <table:table-cell table:formula="of:=[.T37]/[.V37]" office:value-type="float" office:value="0.999999999999589" calcext:value-type="float">
            <text:p>1</text:p>
          </table:table-cell>
          <table:table-cell table:formula="of:=[.T37]-[.V37]" office:value-type="float" office:value="-0.000000000000305977465586693" calcext:value-type="float">
            <text:p>-3.05977465586693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859" calcext:value-type="float">
            <text:p>-3.3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342.06081926858" calcext:value-type="float">
            <text:p>3342.0608192686</text:p>
          </table:table-cell>
          <table:table-cell/>
          <table:table-cell table:style-name="ce3" table:formula="of:=SQRT([.F45]*[.F45]+[.F46]*[.F46]+[.F47]*[.F47])" office:value-type="float" office:value="3342.06081926859" calcext:value-type="float">
            <text:p>3342.0608192686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1491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1491" calcext:value-type="float">
            <text:p>7.45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.744820632141492" calcext:value-type="float">
            <text:p>0.7448206321</text:p>
          </table:table-cell>
          <table:table-cell/>
          <table:table-cell table:style-name="ce3" table:formula="of:=SQRT([.F48]*[.F48]+[.F49]*[.F49]+[.F50]*[.F50])" office:value-type="float" office:value="0.744820632141491" calcext:value-type="float">
            <text:p>0.744820632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33]" office:value-type="float" office:value="3342.06081926852" calcext:value-type="float">
            <text:p>3342.0608192685</text:p>
          </table:table-cell>
          <table:table-cell/>
          <table:table-cell table:formula="of:=[.M57]/[.O57]" office:value-type="float" office:value="1.00000000000002" calcext:value-type="float">
            <text:p>1</text:p>
          </table:table-cell>
          <table:table-cell table:formula="of:=[.M57]-[.O57]" office:value-type="float" office:value="0.0000000000700310920365155" calcext:value-type="float">
            <text:p>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1" calcext:value-type="float">
            <text:p>-0.7448206321</text:p>
          </table:table-cell>
          <table:table-cell/>
          <table:table-cell table:style-name="ce4" table:formula="of:=[.F36]" office:value-type="float" office:value="-0.744820632141798" calcext:value-type="float">
            <text:p>-0.7448206321</text:p>
          </table:table-cell>
          <table:table-cell/>
          <table:table-cell table:formula="of:=[.M60]/[.O60]" office:value-type="float" office:value="0.999999999999588" calcext:value-type="float">
            <text:p>1</text:p>
          </table:table-cell>
          <table:table-cell table:formula="of:=[.M60]-[.O60]" office:value-type="float" office:value="0.000000000000306976666308856" calcext:value-type="float">
            <text:p>3.0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21]" office:value-type="float" office:value="3342.06081926861" calcext:value-type="float">
            <text:p>3342.0608192686</text:p>
          </table:table-cell>
          <table:table-cell/>
          <table:table-cell table:formula="of:=[.M69]/[.O69]" office:value-type="float" office:value="0.999999999999994" calcext:value-type="float">
            <text:p>1</text:p>
          </table:table-cell>
          <table:table-cell table:formula="of:=[.M69]-[.O69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1" calcext:value-type="float">
            <text:p>-0.7448206321</text:p>
          </table:table-cell>
          <table:table-cell/>
          <table:table-cell table:style-name="ce4" table:formula="of:=[.F24]" office:value-type="float" office:value="-0.744820632141502" calcext:value-type="float">
            <text:p>-0.7448206321</text:p>
          </table:table-cell>
          <table:table-cell/>
          <table:table-cell table:formula="of:=[.M72]/[.O72]" office:value-type="float" office:value="0.999999999999985" calcext:value-type="float">
            <text:p>1</text:p>
          </table:table-cell>
          <table:table-cell table:formula="of:=[.M72]-[.O72]" office:value-type="float" office:value="0.0000000000000109912079437891" calcext:value-type="float">
            <text:p>1.1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42.06081926858" calcext:value-type="float">
            <text:p>3342.0608192686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3342.0608192685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744820632141492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342.06081926857" calcext:value-type="float">
            <text:p>3342.060819268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3342.06081926857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2" calcext:value-type="float">
            <text:p>-0.7448206321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744820632141541" calcext:value-type="float">
            <text:p>-0.7448206321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0.744820632141541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7" calcext:value-type="float">
            <text:p>3342.060819268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12732925824821" calcext:value-type="float">
            <text:p>1.273292582482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42.06081926857" calcext:value-type="float">
            <text:p>3342.0608192686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33]/[.O33]" office:value-type="float" office:value="0.999999999999994" calcext:value-type="float">
            <text:p>1</text:p>
          </table:table-cell>
          <table:table-cell table:formula="of:=[.M33]-[.O33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541" calcext:value-type="float">
            <text:p>-0.7448206321</text:p>
          </table:table-cell>
          <table:table-cell/>
          <table:table-cell table:style-name="ce3" office:value-type="float" office:value="0.999999999999933" calcext:value-type="float">
            <text:p>1</text:p>
          </table:table-cell>
          <table:table-cell table:style-name="ce3" office:value-type="float" office:value="0.0000000000000501820807130571" calcext:value-type="float">
            <text:p>5.0182080713057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744820632141541" calcext:value-type="float">
            <text:p>-0.7448206321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36]/[.O36]" office:value-type="float" office:value="1.00000000000007" calcext:value-type="float">
            <text:p>1</text:p>
          </table:table-cell>
          <table:table-cell table:formula="of:=[.M36]-[.O36]" office:value-type="float" office:value="-0.0000000000000489608353859694" calcext:value-type="float">
            <text:p>-4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0" calcext:value-type="float">
            <text:p>1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42.06081926858" calcext:value-type="float">
            <text:p>3342.0608192686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149" calcext:value-type="float">
            <text:p>-0.74482063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8.88178419700125E-016" calcext:value-type="float">
            <text:p>-8.8817841970012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33]" office:value-type="float" office:value="3342.06081926857" calcext:value-type="float">
            <text:p>3342.0608192686</text:p>
          </table:table-cell>
          <table:table-cell/>
          <table:table-cell table:formula="of:=[.M57]/[.O57]" office:value-type="float" office:value="1.00000000000001" calcext:value-type="float">
            <text:p>1</text:p>
          </table:table-cell>
          <table:table-cell table:formula="of:=[.M57]-[.O57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style-name="ce4" table:formula="of:=[.F36]" office:value-type="float" office:value="-0.744820632141541" calcext:value-type="float">
            <text:p>-0.7448206321</text:p>
          </table:table-cell>
          <table:table-cell/>
          <table:table-cell table:formula="of:=[.M60]/[.O60]" office:value-type="float" office:value="0.999999999999931" calcext:value-type="float">
            <text:p>1</text:p>
          </table:table-cell>
          <table:table-cell table:formula="of:=[.M60]-[.O60]" office:value-type="float" office:value="0.0000000000000510702591327572" calcext:value-type="float">
            <text:p>5.1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42.06081926859" calcext:value-type="float">
            <text:p>3342.0608192686</text:p>
          </table:table-cell>
          <table:table-cell/>
          <table:table-cell table:style-name="ce4" table:formula="of:=[.F21]" office:value-type="float" office:value="3342.06081926859" calcext:value-type="float">
            <text:p>3342.0608192686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74482063214149" calcext:value-type="float">
            <text:p>-0.7448206321</text:p>
          </table:table-cell>
          <table:table-cell/>
          <table:table-cell table:style-name="ce4" table:formula="of:=[.F24]" office:value-type="float" office:value="-0.744820632141492" calcext:value-type="float">
            <text:p>-0.7448206321</text:p>
          </table:table-cell>
          <table:table-cell/>
          <table:table-cell table:formula="of:=[.M72]/[.O72]" office:value-type="float" office:value="0.999999999999997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1:09:06.21457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1:29:19.628451361</dc:date>
    <dc:creator>Stacha Petrovic</dc:creator>
    <meta:editing-duration>P26DT19H59M10S</meta:editing-duration>
    <meta:editing-cycles>638</meta:editing-cycles>
    <meta:document-statistic meta:table-count="8" meta:cell-count="3309" meta:object-count="0"/>
    <meta:user-defined meta:name="qrichtext">1</meta:user-defined>
  </office:meta>
</office:document-meta>
</file>